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655cm" fo:min-width="2.675cm"/>
      <style:paragraph-properties style:writing-mode="lr-tb"/>
    </style:style>
    <style:style style:name="gr2" style:family="graphic" style:parent-style-name="standard">
      <style:graphic-properties draw:fill="solid" draw:fill-color="#afd095" draw:textarea-horizontal-align="justify" draw:textarea-vertical-align="middle" draw:auto-grow-height="false" fo:min-height="1.655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333cm"/>
    </style:style>
    <style:style style:name="gr4" style:family="graphic" style:parent-style-name="standard">
      <style:graphic-properties draw:fill="solid" draw:fill-color="#ffd7d7" draw:textarea-horizontal-align="justify" draw:textarea-vertical-align="middle" draw:auto-grow-height="false" fo:min-height="0.648cm" fo:min-width="1.7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189cm"/>
    </style:style>
    <style:style style:name="gr6" style:family="graphic" style:parent-style-name="standard">
      <style:graphic-properties draw:fill="solid" draw:fill-color="#ffdbb6" draw:textarea-horizontal-align="justify" draw:textarea-vertical-align="middle" draw:auto-grow-height="false" fo:min-height="1.338cm" fo:min-width="2.35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7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draw:marker-start="Concave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objectwithoutfill">
      <style:graphic-properties draw:marker-end="Arrowheads_20_4" draw:marker-end-width="0.3cm" draw:fill="none" draw:textarea-vertical-align="middle"/>
    </style:style>
    <style:style style:name="gr15" style:family="graphic" style:parent-style-name="objectwithoutfill">
      <style:graphic-properties draw:marker-end="Arrowheads_20_5" draw:marker-end-width="0.3cm" draw:fill="none" draw:textarea-vertical-align="middle"/>
    </style:style>
    <style:style style:name="gr16" style:family="graphic" style:parent-style-name="objectwithoutfill">
      <style:graphic-properties draw:marker-end="Arrowheads_20_6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389cm"/>
      <style:paragraph-properties style:writing-mode="lr-tb"/>
    </style:style>
    <style:style style:name="gr18" style:family="graphic" style:parent-style-name="standard">
      <style:graphic-properties draw:fill="solid" draw:fill-color="#b4c7dc" draw:textarea-horizontal-align="justify" draw:textarea-vertical-align="middle" draw:auto-grow-height="false" fo:min-height="1.655cm" fo:min-width="2.675cm"/>
      <style:paragraph-properties style:writing-mode="lr-tb"/>
    </style:style>
    <style:style style:name="gr19" style:family="graphic" style:parent-style-name="standard">
      <style:graphic-properties draw:fill="solid" draw:fill-color="#dedce6" draw:textarea-horizontal-align="justify" draw:textarea-vertical-align="middle" draw:auto-grow-height="false" fo:min-height="0.648cm" fo:min-width="1.745cm"/>
      <style:paragraph-properties style:writing-mode="lr-tb"/>
    </style:style>
    <style:style style:name="gr20" style:family="graphic" style:parent-style-name="objectwithoutfill">
      <style:graphic-properties draw:marker-start="Arrowheads_20_20" draw:marker-start-width="0.406cm" draw:marker-end="" draw:fill="none" draw:textarea-vertical-align="middle"/>
    </style:style>
    <style:style style:name="gr21" style:family="graphic" style:parent-style-name="objectwithoutfill">
      <style:graphic-properties draw:marker-start="" draw:marker-start-width="0.406cm" draw:marker-end="" draw:fill="none" draw:textarea-vertical-align="middle"/>
    </style:style>
    <style:style style:name="gr22" style:family="graphic" style:parent-style-name="objectwithoutfill">
      <style:graphic-properties draw:marker-start="" draw:marker-start-width="0.406cm" draw:marker-end="" draw:marker-end-width="0.356cm" draw:fill="none" draw:textarea-vertical-align="middle"/>
    </style:style>
    <style:style style:name="gr23" style:family="graphic" style:parent-style-name="objectwithoutfill">
      <style:graphic-properties draw:marker-start="Arrowheads_20_18" draw:marker-start-width="0.406cm" draw:fill="none" draw:textarea-vertical-align="middle"/>
    </style:style>
    <style:style style:name="gr24" style:family="graphic" style:parent-style-name="objectwithoutfill">
      <style:graphic-properties draw:marker-start="" draw:marker-start-width="0.406cm" draw:fill="none" draw:textarea-vertical-align="middle"/>
    </style:style>
    <style:style style:name="gr25" style:family="graphic" style:parent-style-name="objectwithoutfill">
      <style:graphic-properties draw:marker-end="" draw:fill="none" draw:textarea-vertical-align="middle"/>
    </style:style>
    <style:style style:name="gr26" style:family="graphic" style:parent-style-name="objectwithoutfill">
      <style:graphic-properties draw:marker-end="" draw:marker-end-width="0.356cm" draw:fill="none" draw:textarea-vertical-align="middle"/>
    </style:style>
    <style:style style:name="gr27" style:family="graphic" style:parent-style-name="objectwithoutfill">
      <style:graphic-properties draw:marker-end="Arrowheads_20_11" draw:marker-end-width="0.3cm" draw:fill="none" draw:textarea-vertical-align="middle"/>
    </style:style>
    <style:style style:name="gr28" style:family="graphic" style:parent-style-name="objectwithoutfill">
      <style:graphic-properties draw:marker-end="Arrowheads_20_12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.16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1.319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.522cm"/>
    </style:style>
    <style:style style:name="gr32" style:family="graphic" style:parent-style-name="objectwithoutfill">
      <style:graphic-properties draw:marker-end="Arrowheads_20_13" draw:marker-end-width="0.3cm" draw:fill="none" draw:textarea-vertical-align="middle"/>
    </style:style>
    <style:style style:name="gr33" style:family="graphic" style:parent-style-name="objectwithoutfill">
      <style:graphic-properties draw:marker-end="Arrowheads_20_14" draw:marker-end-width="0.3cm" draw:fill="none" draw:textarea-vertical-align="middle"/>
    </style:style>
    <style:style style:name="gr34" style:family="graphic" style:parent-style-name="objectwithoutfill">
      <style:graphic-properties draw:marker-end="Arrowheads_20_15" draw:marker-end-width="0.3cm" draw:fill="none" draw:textarea-vertical-align="middle"/>
    </style:style>
    <style:style style:name="gr35" style:family="graphic" style:parent-style-name="objectwithoutfill">
      <style:graphic-properties draw:marker-end="Arrowheads_20_16" draw:marker-end-width="0.3cm" draw:fill="none" draw:textarea-vertical-align="middle"/>
    </style:style>
    <style:style style:name="gr36" style:family="graphic" style:parent-style-name="objectwithoutfill">
      <style:graphic-properties draw:marker-end="Arrowheads_20_17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0.396cm"/>
      <style:paragraph-properties style:writing-mode="lr-tb"/>
    </style:style>
    <style:style style:name="gr38" style:family="graphic" style:parent-style-name="standard">
      <style:graphic-properties draw:stroke="none" draw:fill="none" fo:min-height="0.551cm"/>
      <style:paragraph-properties style:writing-mode="lr-tb"/>
    </style:style>
    <style:style style:name="gr39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.772cm"/>
    </style:style>
    <style:style style:name="gr40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.37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</style:style>
    <style:style style:name="P3" style:family="paragraph">
      <style:paragraph-properties fo:text-align="center"/>
      <style:text-properties fo:font-size="16pt"/>
    </style:style>
    <style:style style:name="P4" style:family="paragraph">
      <loext:graphic-properties draw:fill="solid" draw:fill-color="#afd095"/>
      <style:paragraph-properties fo:text-align="center"/>
      <style:text-properties fo:font-size="16pt"/>
    </style:style>
    <style:style style:name="P5" style:family="paragraph">
      <loext:graphic-properties draw:fill="solid" draw:fill-color="#ffd7d7"/>
      <style:paragraph-properties fo:text-align="center"/>
      <style:text-properties fo:font-size="16pt"/>
    </style:style>
    <style:style style:name="P6" style:family="paragraph">
      <loext:graphic-properties draw:fill="solid" draw:fill-color="#ffdbb6"/>
      <style:paragraph-properties fo:text-align="center"/>
    </style:style>
    <style:style style:name="P7" style:family="paragraph">
      <style:text-properties fo:color="#3465a4" loext:opacity="100%"/>
    </style:style>
    <style:style style:name="P8" style:family="paragraph">
      <loext:graphic-properties draw:fill="none" draw:fill-color="#ffffff"/>
      <style:text-properties fo:color="#355269" loext:opacity="100%"/>
    </style:style>
    <style:style style:name="P9" style:family="paragraph">
      <style:paragraph-properties fo:text-align="center"/>
      <style:text-properties fo:font-size="15pt"/>
    </style:style>
    <style:style style:name="P10" style:family="paragraph">
      <loext:graphic-properties draw:fill="solid" draw:fill-color="#ffd7d7"/>
      <style:paragraph-properties fo:text-align="center"/>
      <style:text-properties fo:font-size="1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3465a4" loext:opacity="100%" fo:font-size="15pt"/>
    </style:style>
    <style:style style:name="P13" style:family="paragraph">
      <loext:graphic-properties draw:fill="none" draw:fill-color="#ffffff"/>
      <style:text-properties fo:color="#3465a4" loext:opacity="100%" fo:font-size="15pt"/>
    </style:style>
    <style:style style:name="P14" style:family="paragraph">
      <loext:graphic-properties draw:fill="solid" draw:fill-color="#ffffd7"/>
      <style:paragraph-properties fo:text-align="center"/>
      <style:text-properties fo:font-size="16pt"/>
    </style:style>
    <style:style style:name="P15" style:family="paragraph">
      <loext:graphic-properties draw:fill="solid" draw:fill-color="#ffd7d7"/>
      <style:paragraph-properties fo:text-align="center"/>
      <style:text-properties fo:font-size="12pt"/>
    </style:style>
    <style:style style:name="P16" style:family="paragraph">
      <loext:graphic-properties draw:fill="solid" draw:fill-color="#b4c7dc"/>
      <style:paragraph-properties fo:text-align="center"/>
      <style:text-properties fo:font-size="16pt"/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solid" draw:fill-color="#ffd7d7"/>
      <style:paragraph-properties fo:text-align="center"/>
      <style:text-properties fo:font-size="14pt"/>
    </style:style>
    <style:style style:name="P19" style:family="paragraph">
      <style:paragraph-properties fo:text-align="center"/>
      <style:text-properties fo:font-size="13pt"/>
    </style:style>
    <style:style style:name="P20" style:family="paragraph">
      <loext:graphic-properties draw:fill="solid" draw:fill-color="#ffd7d7"/>
      <style:paragraph-properties fo:text-align="center"/>
      <style:text-properties fo:font-size="13pt"/>
    </style:style>
    <style:style style:name="P21" style:family="paragraph">
      <loext:graphic-properties draw:fill="solid" draw:fill-color="#dedce6"/>
      <style:paragraph-properties fo:text-align="center"/>
      <style:text-properties fo:font-size="15pt"/>
    </style:style>
    <style:style style:name="P22" style:family="paragraph">
      <loext:graphic-properties draw:fill="solid" draw:fill-color="#dedce6"/>
      <style:paragraph-properties fo:text-align="center"/>
      <style:text-properties fo:font-size="14pt"/>
    </style:style>
    <style:style style:name="P23" style:family="paragraph">
      <style:paragraph-properties fo:margin-top="0.42cm" fo:margin-bottom="0.35cm"/>
      <style:text-properties fo:font-size="7pt" style:font-size-asian="10pt" style:font-size-complex="10pt"/>
    </style:style>
    <style:style style:name="P24" style:family="paragraph">
      <loext:graphic-properties draw:fill="none"/>
      <style:paragraph-properties fo:margin-top="0.42cm" fo:margin-bottom="0.35cm"/>
      <style:text-properties fo:font-size="7pt" style:font-size-asian="10pt" style:font-size-complex="10pt"/>
    </style:style>
    <style:style style:name="P25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color="#3465a4" loext:opacity="100%"/>
    </style:style>
    <style:style style:name="T3" style:family="text">
      <style:text-properties fo:font-size="15pt"/>
    </style:style>
    <style:style style:name="T4" style:family="text">
      <style:text-properties fo:color="#3465a4" loext:opacity="100%" fo:font-size="15pt"/>
    </style:style>
    <style:style style:name="T5" style:family="text">
      <style:text-properties fo:font-size="14pt"/>
    </style:style>
    <style:style style:name="T6" style:family="text">
      <style:text-properties fo:font-size="13pt"/>
    </style:style>
    <style:style style:name="T7" style:family="text">
      <style:text-properties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905cm" svg:x="10.842cm" svg:y="3.47cm">
          <text:p text:style-name="P1">App.jsx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5cm" svg:height="1.905cm" svg:x="2.27cm" svg:y="3.47cm">
          <text:p text:style-name="P3"><text:span text:style-name="T1">index.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6.542cm" svg:y="3.47cm">
          <text:p text:style-name="P1">main.js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52cm" svg:height="0.318cm" svg:x="5.545cm" svg:y="4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952cm" svg:height="0.318cm" svg:x="9.846cm" svg:y="4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3.175cm" svg:height="1.27cm" svg:x="6.397cm" svg:y="1.317cm">
          <text:p text:style-name="P3"><text:span text:style-name="T1">Red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87cm" svg:height="0.33cm" draw:transform="rotate (-1.5707963267949) translate (8.188cm 2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2.858cm" svg:height="1.588cm" svg:x="6.715cm" svg:y="7.032cm">
          <text:p text:style-name="P1">state/api.j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9cm" svg:height="0.318cm" draw:transform="rotate (1.5707963267949) translate (8.066cm 6.932cm)">
          <text:p text:style-name="P1">reduc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2.857cm" svg:height="0.962cm" svg:x="5.629cm" svg:y="5.781cm">
          <draw:text-box>
            <text:p text:style-name="P7"><text:span text:style-name="T2">reducer</text:span></text:p>
          </draw:text-box>
        </draw:frame>
        <draw:custom-shape draw:style-name="gr1" draw:text-style-name="P2" draw:layer="layout" svg:width="3.175cm" svg:height="1.905cm" svg:x="19.732cm" svg:y="3.522cm">
          <text:p text:style-name="P1">login/index.js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19.732cm" svg:y="8.65cm">
          <text:p text:style-name="P1">chat/index.jsx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175cm" svg:height="1.27cm" svg:x="19.697cm" svg:y="6.118cm">
          <text:p text:style-name="P9"><text:span text:style-name="T3">Chat Eng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9.572cm" svg:y1="7.35cm" svg:x2="19.732cm" svg:y2="4.175cm">
          <text:p/>
        </draw:line>
        <draw:frame draw:style-name="gr10" draw:text-style-name="P13" draw:layer="layout" svg:width="4.467cm" svg:height="0.962cm" draw:transform="rotate (0.308225145902199) translate (15.167cm 4.745cm)">
          <draw:text-box>
            <text:p text:style-name="P12"><text:span text:style-name="T2">&lt;--</text:span><text:span text:style-name="T2">trigger</text:span><text:span text:style-name="T2">SignU</text:span><text:span text:style-name="T2">p</text:span></text:p>
          </draw:text-box>
        </draw:frame>
        <draw:frame draw:style-name="gr10" draw:text-style-name="P13" draw:layer="layout" svg:width="4.467cm" svg:height="0.962cm" draw:transform="rotate (0.308225145902199) translate (15.368cm 5.445cm)">
          <draw:text-box>
            <text:p text:style-name="P12"><text:span text:style-name="T2">&lt;--</text:span><text:span text:style-name="T2">trigger</text:span><text:span text:style-name="T2">Login</text:span></text:p>
          </draw:text-box>
        </draw:frame>
        <draw:frame draw:style-name="gr10" draw:text-style-name="P13" draw:layer="layout" svg:width="4.467cm" svg:height="0.962cm" draw:transform="rotate (0.308225145902199) translate (10.768cm 6.845cm)">
          <draw:text-box>
            <text:p text:style-name="P12"><text:span text:style-name="T4">resultLogin--&gt;</text:span></text:p>
          </draw:text-box>
        </draw:frame>
        <draw:custom-shape draw:style-name="gr1" draw:text-style-name="P14" draw:layer="layout" svg:width="3.175cm" svg:height="1.905cm" svg:x="23.232cm" svg:y="11.75cm">
          <text:p text:style-name="P3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3.175cm" svg:height="1.905cm" svg:x="19.732cm" svg:y="11.75cm">
          <text:p text:style-name="P3"><text:span text:style-name="T1">&lt;StandardMessage</text:span></text:p>
          <text:p text:style-name="P3"><text:span text:style-name="T1">Form&gt;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1.32cm" svg:y1="11.641cm" svg:x2="21.32cm" svg:y2="10.625cm">
          <text:p/>
        </draw:line>
        <draw:line draw:style-name="gr12" draw:text-style-name="P11" draw:layer="layout" svg:x1="24.494cm" svg:y1="11.684cm" svg:x2="22.005cm" svg:y2="10.668cm">
          <text:p/>
        </draw:line>
        <draw:custom-shape draw:style-name="gr1" draw:text-style-name="P14" draw:layer="layout" svg:width="3.175cm" svg:height="1.905cm" svg:x="14.335cm" svg:y="7.35cm">
          <text:p text:style-name="P3"><text:span text:style-name="T1">&lt;Ai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3.175cm" svg:height="1.905cm" svg:x="14.335cm" svg:y="9.89cm">
          <text:p text:style-name="P3"><text:span text:style-name="T1">&lt;AiCode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3.175cm" svg:height="1.905cm" svg:x="14.335cm" svg:y="12.43cm">
          <text:p text:style-name="P3"><text:span text:style-name="T1">&lt;AiAssist&gt;</text:span>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7.627cm" svg:y1="13.265cm" svg:x2="19.52cm" svg:y2="10.153cm">
          <text:p/>
        </draw:line>
        <draw:line draw:style-name="gr14" draw:text-style-name="P11" draw:layer="layout" svg:x1="17.51cm" svg:y1="8.302cm" svg:x2="19.732cm" svg:y2="8.937cm">
          <text:p/>
        </draw:line>
        <draw:line draw:style-name="gr15" draw:text-style-name="P11" draw:layer="layout" svg:x1="17.61cm" svg:y1="10.959cm" svg:x2="19.632cm" svg:y2="9.572cm">
          <text:p/>
        </draw:line>
        <draw:custom-shape draw:style-name="gr1" draw:text-style-name="P14" draw:layer="layout" svg:width="3.175cm" svg:height="1.905cm" svg:x="19.832cm" svg:y="15.15cm">
          <text:p text:style-name="P3"><text:span text:style-name="T1">&lt;MessageFormUI&gt;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21.32cm" svg:y1="15.07cm" svg:x2="21.32cm" svg:y2="13.8cm">
          <text:p/>
        </draw:line>
        <draw:custom-shape draw:style-name="gr4" draw:text-style-name="P15" draw:layer="layout" svg:width="3.175cm" svg:height="1.27cm" svg:x="19.797cm" svg:y="18.219cm">
          <text:p text:style-name="P9"><text:span text:style-name="T3">D</text:span><text:span text:style-name="T3">r</text:span><text:span text:style-name="T3">o</text:span><text:span text:style-name="T3">p</text:span></text:p>
          <text:p text:style-name="P9"><text:span text:style-name="T3">z</text:span><text:span text:style-name="T3">o</text:span><text:span text:style-name="T3">n</text:span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016cm" svg:height="0.33cm" draw:transform="rotate (1.5707963267949) translate (21.207cm 18.1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6" draw:layer="layout" svg:width="3.175cm" svg:height="1.905cm" svg:x="6.397cm" svg:y="16.275cm">
          <text:p text:style-name="P3"><text:span text:style-name="T1">Index.j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.175cm" svg:height="1.905cm" svg:x="4.035cm" svg:y="12.43cm">
          <text:p text:style-name="P3"><text:span text:style-name="T1">routes/openai.j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.175cm" svg:height="1.905cm" svg:x="8.435cm" svg:y="12.43cm">
          <text:p text:style-name="P3"><text:span text:style-name="T1">routes/auth.js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175cm" svg:height="1.27cm" svg:x="1.952cm" svg:y="14.922cm">
          <text:p text:style-name="P17"><text:span text:style-name="T5">Open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0" draw:layer="layout" svg:width="3.175cm" svg:height="1.27cm" svg:x="1.952cm" svg:y="17.01cm">
          <text:p text:style-name="P19"><text:span text:style-name="T6">Exp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3.175cm" svg:height="1.27cm" svg:x="1.952cm" svg:y="19.097cm">
          <text:p text:style-name="P9"><text:span text:style-name="T3">Body</text:span></text:p>
          <text:p text:style-name="P9"><text:span text:style-name="T3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3.175cm" svg:height="1.27cm" svg:x="11.16cm" svg:y="16.91cm">
          <text:p text:style-name="P9"><text:span text:style-name="T3">c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3.175cm" svg:height="1.27cm" svg:x="11.16cm" svg:y="14.922cm">
          <text:p text:style-name="P9"><text:span text:style-name="T3">dotenv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1" draw:layer="layout" svg:width="3.175cm" svg:height="1.27cm" svg:x="11.16cm" svg:y="19.097cm">
          <text:p text:style-name="P9"><text:span text:style-name="T3">Helm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draw:layer="layout" svg:width="3.175cm" svg:height="1.27cm" svg:x="6.397cm" svg:y="19.097cm">
          <text:p text:style-name="P17"><text:span text:style-name="T5">morg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3.382cm" svg:y1="3.322cm" svg:x2="13.382cm" svg:y2="2.687cm">
          <text:p/>
        </draw:line>
        <draw:line draw:style-name="gr21" draw:text-style-name="P11" draw:layer="layout" svg:x1="13.382cm" svg:y1="2.687cm" svg:x2="21.32cm" svg:y2="2.687cm">
          <text:p/>
        </draw:line>
        <draw:line draw:style-name="gr22" draw:text-style-name="P11" draw:layer="layout" svg:x1="21.32cm" svg:y1="2.687cm" svg:x2="21.32cm" svg:y2="3.322cm">
          <text:p/>
        </draw:line>
        <draw:line draw:style-name="gr23" draw:text-style-name="P11" draw:layer="layout" svg:x1="12.23cm" svg:y1="3.222cm" svg:x2="12.23cm" svg:y2="1.952cm">
          <text:p/>
        </draw:line>
        <draw:line draw:style-name="gr24" draw:text-style-name="P11" draw:layer="layout" svg:x1="12.23cm" svg:y1="1.952cm" svg:x2="23.977cm" svg:y2="1.952cm">
          <text:p/>
        </draw:line>
        <draw:g>
          <draw:g>
            <draw:line draw:style-name="gr25" draw:text-style-name="P11" draw:layer="layout" svg:x1="23.977cm" svg:y1="1.952cm" svg:x2="23.977cm" svg:y2="9.572cm">
              <text:p/>
            </draw:line>
            <draw:line draw:style-name="gr26" draw:text-style-name="P11" draw:layer="layout" svg:x1="23.977cm" svg:y1="9.572cm" svg:x2="23.025cm" svg:y2="9.572cm">
              <text:p/>
            </draw:line>
          </draw:g>
        </draw:g>
        <draw:line draw:style-name="gr27" draw:text-style-name="P11" draw:layer="layout" svg:x1="8.937cm" svg:y1="16.238cm" svg:x2="9.89cm" svg:y2="14.335cm">
          <text:p/>
        </draw:line>
        <draw:line draw:style-name="gr28" draw:text-style-name="P11" draw:layer="layout" svg:x1="7.35cm" svg:y1="16.24cm" svg:x2="5.432cm" svg:y2="14.335cm">
          <text:p/>
        </draw:line>
        <draw:custom-shape draw:style-name="gr29" draw:text-style-name="P1" draw:layer="layout" svg:width="0.762cm" svg:height="0.33cm" draw:transform="rotate (1.5707963267949) translate (7.808cm 18.9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" draw:layer="layout" svg:width="2.078cm" svg:height="0.33cm" draw:transform="rotate (2.42112073836653) translate (11.164cm 19.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" draw:layer="layout" svg:width="2.078cm" svg:height="0.33cm" draw:transform="rotate (0.850324411571637) translate (4.805cm 19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" draw:layer="layout" svg:width="1.168cm" svg:height="0.33cm" svg:x="5.184cm" svg:y="17.40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" draw:layer="layout" svg:width="1.168cm" svg:height="0.33cm" svg:x="9.785cm" svg:y="17.402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" draw:layer="layout" svg:width="2.078cm" svg:height="0.33cm" draw:transform="rotate (-2.56685573090806) translate (11.481cm 16.1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" draw:text-style-name="P11" draw:layer="layout" svg:x1="8.62cm" svg:y1="8.62cm" svg:x2="9.89cm" svg:y2="12.43cm">
          <text:p/>
        </draw:line>
        <draw:line draw:style-name="gr33" draw:text-style-name="P11" draw:layer="layout" svg:x1="7.667cm" svg:y1="8.62cm" svg:x2="5.762cm" svg:y2="12.43cm">
          <text:p/>
        </draw:line>
        <draw:line draw:style-name="gr34" draw:text-style-name="P11" draw:layer="layout" svg:x1="14.335cm" svg:y1="8.302cm" svg:x2="9.572cm" svg:y2="7.667cm">
          <text:p/>
        </draw:line>
        <draw:frame draw:style-name="gr10" draw:text-style-name="P13" draw:layer="layout" svg:width="4.467cm" svg:height="0.962cm" draw:transform="rotate (-0.140149938935145) translate (10.699cm 7.695cm)">
          <draw:text-box>
            <text:p text:style-name="P12"><text:span text:style-name="T4">&lt;--postAiText</text:span></text:p>
          </draw:text-box>
        </draw:frame>
        <draw:frame draw:style-name="gr10" draw:text-style-name="P13" draw:layer="layout" svg:width="4.467cm" svg:height="0.962cm" draw:transform="rotate (0.308225145902199) translate (15.369cm 5.445cm)">
          <draw:text-box>
            <text:p text:style-name="P12"><text:span text:style-name="T2">&lt;--</text:span><text:span text:style-name="T2">triggerLogi</text:span><text:span text:style-name="T2">n</text:span></text:p>
          </draw:text-box>
        </draw:frame>
        <draw:line draw:style-name="gr35" draw:text-style-name="P11" draw:layer="layout" svg:x1="14.335cm" svg:y1="10.842cm" svg:x2="9.572cm" svg:y2="7.985cm">
          <text:p/>
        </draw:line>
        <draw:frame draw:style-name="gr10" draw:text-style-name="P13" draw:layer="layout" svg:width="4.467cm" svg:height="0.962cm" draw:transform="rotate (-0.550302313153813) translate (11.192cm 8.807cm)">
          <draw:text-box>
            <text:p text:style-name="P12"><text:span text:style-name="T4">&lt;--postAiCode</text:span></text:p>
          </draw:text-box>
        </draw:frame>
        <draw:line draw:style-name="gr36" draw:text-style-name="P11" draw:layer="layout" svg:x1="14.335cm" svg:y1="13.382cm" svg:x2="9.255cm" svg:y2="8.62cm">
          <text:p/>
        </draw:line>
        <draw:frame draw:style-name="gr10" draw:text-style-name="P13" draw:layer="layout" svg:width="4.467cm" svg:height="0.962cm" draw:transform="rotate (-0.774228056184685) translate (11.585cm 10.68cm)">
          <draw:text-box>
            <text:p text:style-name="P12"><text:span text:style-name="T4">&lt;--postAiAssist</text:span></text:p>
          </draw:text-box>
        </draw:frame>
        <draw:frame draw:style-name="gr37" draw:text-style-name="P24" draw:layer="layout" svg:width="4.083cm" svg:height="0.646cm" draw:transform="rotate (1.1386528040011) translate (4.254cm 12.088cm)">
          <draw:text-box>
            <text:p text:style-name="P23"><text:span text:style-name="T7">http://localhost:1337/openai/text</text:span></text:p>
          </draw:text-box>
        </draw:frame>
        <draw:frame draw:style-name="gr37" draw:text-style-name="P24" draw:layer="layout" svg:width="4.083cm" svg:height="0.646cm" draw:transform="rotate (1.1386528040011) translate (4.755cm 12.089cm)">
          <draw:text-box>
            <text:p text:style-name="P23"><text:span text:style-name="T7">http://localhost:1337/openai/code</text:span></text:p>
          </draw:text-box>
        </draw:frame>
        <draw:frame draw:style-name="gr38" draw:text-style-name="P24" draw:layer="layout" svg:width="4.316cm" svg:height="0.801cm" draw:transform="rotate (1.1386528040011) translate (5.155cm 12.289cm)">
          <draw:text-box>
            <text:p text:style-name="P23"><text:span text:style-name="T7">http://localhost:1337/openai/assist</text:span></text:p>
          </draw:text-box>
        </draw:frame>
        <draw:frame draw:style-name="gr37" draw:text-style-name="P24" draw:layer="layout" svg:width="4.083cm" svg:height="0.646cm" draw:transform="rotate (-1.24825948102634) translate (9.167cm 8.539cm)">
          <draw:text-box>
            <text:p text:style-name="P23"><text:span text:style-name="T7">http://localhost:1337/auth/login</text:span></text:p>
          </draw:text-box>
        </draw:frame>
        <draw:frame draw:style-name="gr37" draw:text-style-name="P24" draw:layer="layout" svg:width="4.083cm" svg:height="0.646cm" draw:transform="rotate (-1.24825948102634) translate (8.668cm 8.54cm)">
          <draw:text-box>
            <text:p text:style-name="P23"><text:span text:style-name="T7">http://localhost:1337/auth/signup</text:span></text:p>
          </draw:text-box>
        </draw:frame>
        <draw:custom-shape draw:style-name="gr39" draw:text-style-name="P25" draw:layer="layout" svg:width="1.588cm" svg:height="0.317cm" draw:transform="rotate (-0.644550092761506) translate (5.064cm 15.77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25" draw:layer="layout" svg:width="1.097cm" svg:height="0.317cm" draw:transform="rotate (-1.5707963267949) translate (21.339cm 7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raig Bucher</meta:initial-creator>
    <meta:creation-date>2023-07-21T21:31:37.943350918</meta:creation-date>
    <dc:date>2023-07-22T00:25:56.868079302</dc:date>
    <dc:creator>Craig Bucher</dc:creator>
    <meta:editing-duration>PT1H19M8S</meta:editing-duration>
    <meta:editing-cycles>17</meta:editing-cycles>
    <meta:generator>LibreOffice/7.3.7.2$Linux_X86_64 LibreOffice_project/30$Build-2</meta:generator>
    <meta:document-statistic meta:object-count="74"/>
  </office:meta>
</office:document-meta>
</file>